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Инструктаж" style:family="table">
      <style:table-properties style:width="6.6931in" table:align="margins"/>
    </style:style>
    <style:style style:name="Инструктаж.A" style:family="table-column">
      <style:table-column-properties style:column-width="0.4347in" style:rel-column-width="4256*"/>
    </style:style>
    <style:style style:name="Инструктаж.B" style:family="table-column">
      <style:table-column-properties style:column-width="0.8764in" style:rel-column-width="8581*"/>
    </style:style>
    <style:style style:name="Инструктаж.C" style:family="table-column">
      <style:table-column-properties style:column-width="2.0354in" style:rel-column-width="19929*"/>
    </style:style>
    <style:style style:name="Инструктаж.D" style:family="table-column">
      <style:table-column-properties style:column-width="1.1153in" style:rel-column-width="10920*"/>
    </style:style>
    <style:style style:name="Инструктаж.F" style:family="table-column">
      <style:table-column-properties style:column-width="1.116in" style:rel-column-width="10929*"/>
    </style:style>
    <style:style style:name="Инструктаж.A1" style:family="table-cell">
      <style:table-cell-properties style:writing-mode="page"/>
    </style:style>
    <style:style style:name="P1" style:family="paragraph" style:parent-style-name="Table_20_Contents">
      <style:text-properties officeooo:rsid="001a2b5e" officeooo:paragraph-rsid="001a2b5e"/>
    </style:style>
    <style:style style:name="P2" style:family="paragraph" style:parent-style-name="Table_20_Contents">
      <style:text-properties fo:language="ru" fo:country="RU" officeooo:rsid="001a2b5e" officeooo:paragraph-rsid="001a2b5e"/>
    </style:style>
    <style:style style:name="P3" style:family="paragraph" style:parent-style-name="Table_20_Contents">
      <style:text-properties fo:language="en" fo:country="US" officeooo:rsid="001b6034" officeooo:paragraph-rsid="001b6034"/>
    </style:style>
    <style:style style:name="P4" style:family="paragraph" style:parent-style-name="Table_20_Contents">
      <style:text-properties fo:language="en" fo:country="US" officeooo:rsid="001c8974" officeooo:paragraph-rsid="001c8974"/>
    </style:style>
    <style:style style:name="P5" style:family="paragraph" style:parent-style-name="Table_20_Contents">
      <style:text-properties fo:language="ru" fo:country="RU" officeooo:rsid="001c8974" officeooo:paragraph-rsid="001c8974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Инструктаж" table:style-name="Инструктаж">
        <table:table-column table:style-name="Инструктаж.A"/>
        <table:table-column table:style-name="Инструктаж.B"/>
        <table:table-column table:style-name="Инструктаж.C"/>
        <table:table-column table:style-name="Инструктаж.D" table:number-columns-repeated="2"/>
        <table:table-column table:style-name="Инструктаж.F"/>
        <table:table-row>
          <table:table-cell table:style-name="Инструктаж.A1" office:value-type="string">
            <text:p text:style-name="P1">№ <text:span text:style-name="T1">п/п</text:span></text:p>
          </table:table-cell>
          <table:table-cell table:style-name="Инструктаж.A1" office:value-type="string">
            <text:p text:style-name="P2">Дата проведения</text:p>
            <text:p text:style-name="P2">инсруктажа по охране труда</text:p>
          </table:table-cell>
          <table:table-cell table:style-name="Инструктаж.A1" office:value-type="string">
            <text:p text:style-name="P2">Фамилия, инициалы лица, прошедшего инсруктаж по охране труда</text:p>
          </table:table-cell>
          <table:table-cell table:style-name="Инструктаж.A1" office:value-type="string">
            <text:p text:style-name="P2">Должность служащего (профессия рабочего) или отдельный вид работ (услуг) лица, прошедшего инсруктаж по охране труда</text:p>
          </table:table-cell>
          <table:table-cell table:style-name="Инструктаж.A1" office:value-type="string">
            <text:p text:style-name="P2">Вид инсруктажа по охране труда</text:p>
          </table:table-cell>
          <table:table-cell table:style-name="Инструктаж.A1" office:value-type="string">
            <text:p text:style-name="P2">Причина проведения, внепланового целевого инсруктажа</text:p>
          </table:table-cell>
        </table:table-row>
        <table:table-row>
          <table:table-cell table:style-name="Инструктаж.A1" office:value-type="string">
            <text:p text:style-name="P3">1</text:p>
          </table:table-cell>
          <table:table-cell table:style-name="Инструктаж.A1" office:value-type="string">
            <text:p text:style-name="P4">7</text:p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P4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P3">2</text:p>
          </table:table-cell>
          <table:table-cell table:style-name="Инструктаж.A1" office:value-type="string">
            <text:p text:style-name="P4">8</text:p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P3">4</text:p>
          </table:table-cell>
          <table:table-cell table:style-name="Инструктаж.A1" office:value-type="string">
            <text:p text:style-name="P4">9</text:p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P3">3</text:p>
          </table:table-cell>
          <table:table-cell table:style-name="Инструктаж.A1" office:value-type="string">
            <text:p text:style-name="P4">10</text:p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P3">5</text:p>
          </table:table-cell>
          <table:table-cell table:style-name="Инструктаж.A1" office:value-type="string">
            <text:p text:style-name="P4">11</text:p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P5">хаха</text:p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P3">6</text:p>
          </table:table-cell>
          <table:table-cell table:style-name="Инструктаж.A1" office:value-type="string">
            <text:p text:style-name="P4">12</text:p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5T11:12:05.847000000</meta:creation-date>
    <dc:date>2020-10-15T15:31:44.499000000</dc:date>
    <meta:editing-duration>PT3H35M17S</meta:editing-duration>
    <meta:editing-cycles>3</meta:editing-cycles>
    <meta:generator>LibreOffice/7.0.1.2$Windows_X86_64 LibreOffice_project/7cbcfc562f6eb6708b5ff7d7397325de9e764452</meta:generator>
    <meta:document-statistic meta:table-count="1" meta:image-count="0" meta:object-count="0" meta:page-count="1" meta:paragraph-count="20" meta:word-count="54" meta:character-count="322" meta:non-whitespace-character-count="288"/>
  </office:meta>
</office:document-meta>
</file>